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Roman 10cpi" svg:font-family="'Roman 10cpi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_5f_presidente_5f_comissao" style:display-name="table_presidente_comissao" style:family="table">
      <style:table-properties style:width="16.999cm" table:align="margins"/>
    </style:style>
    <style:style style:name="table_5f_presidente_5f_comissao.A" style:display-name="table_presidente_comissao.A" style:family="table-column">
      <style:table-column-properties style:column-width="16.999cm" style:rel-column-width="65535*"/>
    </style:style>
    <style:style style:name="table_5f_presidente_5f_comissao.A1" style:display-name="table_presidente_comissao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1" style:family="table-row">
      <style:table-row-properties style:min-row-height="0.713cm"/>
    </style:style>
    <style:style style:name="Tabela1.A1" style:family="table-cell">
      <style:table-cell-properties fo:padding="0.097cm" fo:border="none"/>
    </style:style>
    <style:style style:name="participantes" style:family="table">
      <style:table-properties style:width="16.999cm" table:align="margins"/>
    </style:style>
    <style:style style:name="participantes.A" style:family="table-column">
      <style:table-column-properties style:column-width="8.5cm" style:rel-column-width="32768*"/>
    </style:style>
    <style:style style:name="participantes.B" style:family="table-column">
      <style:table-column-properties style:column-width="8.498cm" style:rel-column-width="32767*"/>
    </style:style>
    <style:style style:name="participantes.1" style:family="table-row">
      <style:table-row-properties style:min-row-height="1.058cm"/>
    </style:style>
    <style:style style:name="participantes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use-window-font-color="true" style:font-name="Times New Roman" fo:font-size="9pt" fo:language="en" fo:country="US" style:font-name-asian="Times New Roman" style:font-size-asian="9pt" style:font-name-complex="Roman 10cpi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ATA Nº [var.ata]</text:p>
      <text:p text:style-name="P5">EDITAL Nº [var.edital]</text:p>
      <text:p text:style-name="P5">[var.modalidade]</text:p>
      <text:p text:style-name="P2"/>
      <text:p text:style-name="P2"/>
      <text:p text:style-name="P4">[var.descricao]</text:p>
      <text:p text:style-name="P3"/>
      <text:p text:style-name="P2"/>
      <text:p text:style-name="P2"/>
      <table:table table:name="table_presidente_comissao" table:style-name="table_5f_presidente_5f_comissao">
        <table:table-column table:style-name="table_5f_presidente_5f_comissao.A"/>
        <table:table-row>
          <table:table-cell table:style-name="table_5f_presidente_5f_comissao.A1" office:value-type="string">
            <text:p text:style-name="P5">[var.presidente],</text:p>
          </table:table-cell>
        </table:table-row>
        <table:table-row>
          <table:table-cell table:style-name="table_5f_presidente_5f_comissao.A1" office:value-type="string">
            <text:p text:style-name="P8">Presidente da Comissão Permanente de Licitações.</text:p>
          </table:table-cell>
        </table:table-row>
      </table:table>
      <text:p text:style-name="P2"/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<text:span text:style-name="Strong_20_Emphasis">[blk1;block=table:table;][blk1.nom_cgm]</text:span></text:p>
          </table:table-cell>
        </table:table-row>
        <table:table-row>
          <table:table-cell table:style-name="Tabela1.A1" office:value-type="string">
            <text:p text:style-name="P7">Membro.</text:p>
          </table:table-cell>
        </table:table-row>
        <table:table-row>
          <table:table-cell table:style-name="Tabela1.A1" office:value-type="string">
            <text:p text:style-name="P7"/>
          </table:table-cell>
        </table:table-row>
      </table:table>
      <text:p text:style-name="P2"/>
      <table:table table:name="participantes" table:style-name="participantes">
        <table:table-column table:style-name="participantes.A"/>
        <table:table-column table:style-name="participantes.B"/>
        <table:table-row table:style-name="participantes.1">
          <table:table-cell table:style-name="participantes.A1" office:value-type="string">
            <text:p text:style-name="P10"><text:span text:style-name="Strong_20_Emphasis"><text:span text:style-name="T3">[blk2;block=table:table;]</text:span></text:span><text:span text:style-name="T3">[blk2.fornecedor]</text:span></text:p>
          </table:table-cell>
          <table:table-cell table:style-name="participantes.A1" office:value-type="string">
            <text:p text:style-name="P9">_______________________________________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Roman 10cpi" svg:font-family="'Roman 10cpi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use-window-font-color="true" style:font-name="Times New Roman" fo:font-size="8pt" fo:language="en" fo:country="US" style:font-name-asian="Times New Roman" style:font-size-asian="8pt" style:font-name-complex="Roman 10cpi" style:font-size-complex="8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MUNICÍPIO DE [var.municipio]</text:span><text:line-break/>PODER [var.tipo_poder] MUNICIPAL</text:p>
        <text:p text:style-name="P1">Estado do [var.estado]</text:p>
      </style:header>
      <style:footer>
        <text:p text:style-name="P2">_______________________________________________________________________________________________<text:line-break/><text:span text:style-name="T2">[var.tipo_logradouro] [var.logradouro], [var.numero] – CEP [var.cep] – [var.municipio]<text:line-break/>Fone/Fax: [var.fone_fax] <text:s/>[var.site</text:span><text:span text:style-name="T3">;noerr=true</text:span><text:span text:style-name="T2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 Zarpelon</meta:initial-creator>
    <meta:creation-date>2009-01-22T16:20:16</meta:creation-date>
    <dc:creator>Luiz Teixeira</dc:creator>
    <dc:date>2009-04-06T15:17:36</dc:date>
    <meta:editing-cycles>202</meta:editing-cycles>
    <meta:editing-duration>PT12H15M3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image-count="0" meta:object-count="0" meta:page-count="1" meta:paragraph-count="13" meta:word-count="53" meta:character-count="574"/>
  </office:meta>
</office:document-meta>
</file>